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justify" style:justify-single-word="false"/>
      <style:text-properties fo:language="ru" fo:country="RU"/>
    </style:style>
    <style:style style:name="P3" style:family="paragraph" style:parent-style-name="Standard" style:list-style-name="L1">
      <style:paragraph-properties fo:text-align="justify" style:justify-single-word="false"/>
      <style:text-properties fo:language="ru" fo:country="RU"/>
    </style:style>
    <style:style style:name="P4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Аттестационное задание Ипполитова О.</text:p>
      <text:p text:style-name="P1">Продолжительность — 4 часа. С <text:span text:style-name="T1">11:00</text:span> до 1<text:span text:style-name="T1">5</text:span>:00.</text:p>
      <text:p text:style-name="P1"/>
      <text:p text:style-name="P1">Практическое задание на рабочем месте. https://issues.apdbox.com/browse/TTD-10<text:span text:style-name="T1">7</text:span></text:p>
      <text:p text:style-name="P2">Необходимо составить тест-дизайн для следующего функционала проекта ТСС <text:a xlink:type="simple" xlink:href="https://issues.apdbox.com/browse/TTD-107">https://issues.apdbox.com/browse/TTD-107</text:a>. Тест дизайн должен включать в себя список возможных тест-кейсов и дизайн первых трех тест-кейсов покрывающих позитивные и негативные сценарии по созданию <text:span text:style-name="T1">agreements</text:span>.</text:p>
      <text:p text:style-name="P2"/>
      <text:p text:style-name="P2">Задание будет оцениваться по:</text:p>
      <text:list xml:id="list4370347561867616393" text:style-name="L1">
        <text:list-item>
          <text:p text:style-name="P3">полноте тестового покрытия: описанное количество тестовых случаев к общему количеству тестовых сценариев.</text:p>
        </text:list-item>
        <text:list-item>
          <text:p text:style-name="P3">Полноте покрытия данными в каждом из сценариев: рассмотренные комбинации данных к возможному количеству используемых данных.</text:p>
        </text:list-item>
        <text:list-item>
          <text:p text:style-name="P3">Следование утвержденному формату оформления тест-дизайна.</text:p>
        </text:list-item>
      </text:list>
      <text:p text:style-name="P2"/>
      <text:p text:style-name="P2">Задание считается выполненным, если количество пропущенных тестовых сценариев не превышает 2-х и количество пропущенных тестовых данных не превышает 2 набора.</text:p>
      <text:p text:style-name="P5"><text:span text:style-name="T2"/></text:p>
      <text:p text:style-name="P5"><text:span text:style-name="T2">Условия выполнения: все данные тест-дизайна должны быть записаны в </text:span>jira <text:span text:style-name="T2">к установленному времени. Изменения после этого времени не принимаются. После выполнения задача должна быть назначена на К.Фирсанова для ревью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Фирсанов</meta:initial-creator>
    <meta:creation-date>2014-05-05T14:42:45.49</meta:creation-date>
    <dc:date>2014-05-05T15:18:43.54</dc:date>
    <dc:creator>Константин Фирсанов</dc:creator>
    <meta:editing-duration>PT20M47S</meta:editing-duration>
    <meta:editing-cycles>4</meta:editing-cycles>
    <meta:generator>OpenOffice/4.0.1$Win32 OpenOffice.org_project/401m5$Build-9714</meta:generator>
    <meta:document-statistic meta:table-count="0" meta:image-count="0" meta:object-count="0" meta:page-count="1" meta:paragraph-count="10" meta:word-count="137" meta:character-count="1130"/>
  </office:meta>
</office:document-meta>
</file>